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 Numero | + Asignacion | - Asignacion | * Asignacion | / Barra | % Asignacion | ! | &amp; Logico1 | | Logico2 | &lt; Menor | &gt; Mayor <text:s/>| = Asignación <text:s/>| <text:s/>car3 Identificador | com_doble Cadena | del Token |coma | punto_coma| ( | ) |dos_puntos|punto| [|]|{|}</text:p>
      <text:p text:style-name="Preformatted_20_Text"/>
      <text:p text:style-name="Preformatted_20_Text"><text:tab/>Numero := digito Numero | λ </text:p>
      <text:p text:style-name="Preformatted_20_Text"><text:tab/>Asignacion := <text:s/>=| -|+|λ </text:p>
      <text:p text:style-name="Preformatted_20_Text"><text:tab/>Barra := <text:s/>= | * Comentario1 | / Barra2|λ </text:p>
      <text:p text:style-name="Preformatted_20_Text"><text:tab/>Barra2 := car1 Barra2| salto_linea Token</text:p>
      <text:p text:style-name="Preformatted_20_Text"><text:tab/>Comentario1 := letra Comentario1 |digito Comentario1 | car1 Cometario1| *Comentario2</text:p>
      <text:p text:style-name="Preformatted_20_Text"><text:tab/>Comentario2 := letra Comentario1 |digito Comentario1 | car2 Cometario1| /</text:p>
      <text:p text:style-name="Preformatted_20_Text"><text:tab/>Logico1 := &amp; </text:p>
      <text:p text:style-name="Preformatted_20_Text"><text:tab/>Logico2 := |</text:p>
      <text:p text:style-name="Preformatted_20_Text"><text:tab/>Menor : = = Igual3 | &lt; Menor1 | λ</text:p>
      <text:p text:style-name="Preformatted_20_Text"><text:tab/>Mayor : = = Igual4 | &gt; Mayor1 |λ</text:p>
      <text:p text:style-name="Preformatted_20_Text"><text:tab/>Igual3 := <text:s/>λ </text:p>
      <text:p text:style-name="Preformatted_20_Text"><text:tab/>Igual4 := <text:s/>λ </text:p>
      <text:p text:style-name="Preformatted_20_Text"><text:tab/>Menor1 := <text:s/>λ </text:p>
      <text:p text:style-name="Preformatted_20_Text"><text:tab/>Mayor1 := <text:s/>λ </text:p>
      <text:p text:style-name="Preformatted_20_Text"><text:tab/>Identificador := car3 Identificador <text:s/>| λ </text:p>
      <text:p text:style-name="Preformatted_20_Text"><text:tab/>Cadena := car4 Cadena | λ </text:p>
      <text:p text:style-name="Preformatted_20_Text"><text:tab/>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punto =&gt; . </text:p>
      <text:p text:style-name="Preformatted_20_Text">coma =&gt; ,</text:p>
      <text:p text:style-name="Preformatted_20_Text">punto_coma =&gt; ;</text:p>
      <text:p text:style-name="Preformatted_20_Text">dos_puntos =&gt; : </text:p>
      <text:p text:style-name="Preformatted_20_Text">letra =&gt; cualquier letra del alfabeto</text:p>
      <text:p text:style-name="Preformatted_20_Text">digito =&gt; 0, 1, 2, 3, 4, 5, 6, 7, 8, 9</text:p>
      <text:p text:style-name="Preformatted_20_Text">car1 =&gt; cualquier_caracter</text:p>
      <text:p text:style-name="Preformatted_20_Text">car2 =&gt; cualquier _caracter - barra_comentario</text:p>
      <text:p text:style-name="Preformatted_20_Text">car3 =&gt; cualquier_letra U digito U subrayado</text:p>
      <text:p text:style-name="Preformatted_20_Text">car4 =&gt; cualquier caracter - salto_linea - com_doble</text:p>
      <text:p text:style-name="Preformatted_20_Text">//car5 =&gt; cualquier letra U digito U cualquier_caracter - { *,/,+,-,$,%,punto,coma,punto_coma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6T13:24:31</dc:date>
    <dc:creator>Fernando </dc:creator>
    <meta:editing-duration>PT03H24M01S</meta:editing-duration>
    <meta:editing-cycles>14</meta:editing-cycles>
    <meta:document-statistic meta:table-count="0" meta:image-count="0" meta:object-count="0" meta:page-count="1" meta:paragraph-count="35" meta:word-count="230" meta:character-count="1261"/>
  </office:meta>
</office:document-meta>
</file>